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pitch="variable" style:font-charset="x-symbo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3" style:family="paragraph" style:parent-style-name="Standard">
      <style:paragraph-properties fo:text-align="start"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4" style:family="paragraph" style:parent-style-name="Standard" style:list-style-name="L1">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officeooo:rsid="001aae19"/>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uperBrickBlaster</text:p>
      <text:p text:style-name="P1"/>
      <text:p text:style-name="P3">Introduction</text:p>
      <text:p text:style-name="P2">SuperBrickBlaster is a single player brick and ball game that includes features such as Unique levels, Achievements, and a leader board.</text:p>
      <text:p text:style-name="P2"/>
      <text:p text:style-name="P3">Game Play</text:p>
      <text:p text:style-name="P2"><text:tab/>The playing field is a rectangular area bounded by for edges (top, left, right <text:span text:style-name="T2">and</text:span>, bottom<text:span text:style-name="T2"> edges</text:span>). Inside the playing field near (but not touching) the top is a wall made up of three to five rows of bricks. Each row of bricks initially stretches unbroken across the entire width of the playing field, and the rows of bricks lie next to each other. There is a space between the uppermost row of bricks and the top edge of the playing field, and that space is at least as high as the height of one row of bricks. Each row of bricks contains a random assortment of regular, speed bricks, and power bricks, all bricks are to be the same size.</text:p>
      <text:p text:style-name="P2"><text:tab/>The paddle starts in the center near the bottom when the game starts. The player gets three balls, played one at a time. Each ball starts at a random location between the paddle and the brick wall, moving downward. The player can move the paddle to the left or right. If the ball hits the paddle then the ball changes direction and moves upward; if the paddle is in “random” <text:span text:style-name="T2">mode as the result of a power up </text:span>at the time the ball hits it then the ball also acquires a small additional random change to its direction. If the ball hits the bottom edge then the ball is lost; if there are no more balls left then the game is over. If the ball hits a brick then the ball bounces (changes direction), the brick is removed, the player's score is incremented by the point value of the brick, <text:span text:style-name="T2">and any additional power ups or speed increases are applied to the ball or paddle</text:span>. If the ball hits a side or top edge then it bounces (changes direction).</text:p>
      <text:p text:style-name="P2"><text:tab/>The game keeps track of three “game state” values: elapsed time, balls remaining, and current score. The objective is to obtain the highest score in the least amount of elapsed time.</text:p>
      <text:p text:style-name="P2"/>
      <text:p text:style-name="P2"><text:span text:style-name="T1">Program Structure</text:span><text:tab/></text:p>
      <text:p text:style-name="P2">The primary class encapsulates the notion of a Game. A game in turn contains several components: (1) a GameWorld which holds a collection of game objects and other stat variables, and (2) a set of methods to accept and execute various commands. The game world can contain two abstract kinds of game objects: Ball and Obstacle. There are several types of obstacles: Bricks, which comprise the wall against which the ball is bounced: Edge, which from the boundaries of the paying field: and Paddle, which the player uses to bounce the ball into the wall of bricks, there are three types of bricks: Regular Bricks, which simply cause the ball to rebound, Speed Bricks which cause the ball to rebound as well as increase speed, and super bricks which increases the balls speed, rebounds the ball and adds a temporary “Power”. There are three types of edges: Top Edges, Side Edges, and Bottom Edges (which are at the top, left/right. And bottom edge of the playing field respectively).</text:p>
      <text:p text:style-name="P2"/>
      <text:p text:style-name="P2">The Various game objects have attributes (fields) and behaviors (“functions” or “methods”) as defined below these definitions are requirements which must be properly implemented in your program.</text:p>
      <text:p text:style-name="P2"/>
      <text:list xml:id="list829121937" text:style-name="L1">
        <text:list-item>
          <text:p text:style-name="P4">All game objects have a location, defined by floating point values X and Y. The Point (X, Y) is the center of the object. The origin in the world is the lower left hand corner of the sreen (although we will change this later; think of it this way for now). All game objects provide the ability for other objects to obtain their location. Some game objects have changeable locations(that is, they are moveable), while other have locations that are not allowed to change. The program must properly implement this requirement.</text:p>
        </text:list-item>
        <text:list-item>
          <text:p text:style-name="P4">All game objects have a color, defined by a value of java type java.awt.Color. All game objects <text:soft-page-break/>provide the ability for other objects toobtain their color. Some Types of games objects have color which is changeable (meaning that they provide an interface which allow other objects to modify their color), while other objects have a color which cannot be changed once the object is created. Objects which are not explicity state as haing the ability to change their color much nt support this ability.</text:p>
        </text:list-item>
        <text:list-item>
          <text:p text:style-name="P4">Some Game objects are moveable, meaning that they provide an interface that allows other objects to conrol their movements. Telling a moveable object to move() causes the object to update its location based on its current speed and direction. Moveable objects can also be told to do three other operations: bounceHorizontal(), which instructs the Object to reverse its horizontal movement direction: bounceVertical(), which insructs the object to reverse its vertical movement direction; and alterCourse(), which instructs the object to make a small random change in its movement direction.</text:p>
        </text:list-item>
        <text:list-item>
          <text:p text:style-name="P4">Some Game Objects are positionable, meaning that they provide an interface that allows other objects to change their location after they have been created. Note that the difference between <text:span text:style-name="T2">positionable</text:span> and moveable is that other objects can set the location of positionable objects whereas other objects can only request that a moveable object update its own location according to its current speed and heading.</text:p>
        </text:list-item>
        <text:list-item>
          <text:p text:style-name="P4">All bricks have attributes width and height, allong with point value (the number of points scored when a ball hits them). Speed bricks also have an attribute speed factor, the factor by which the speed of the ball increases when the brick is hit. Bricks can have their color changed but not their location. Speed bricks have a different color than regular bricks.</text:p>
        </text:list-item>
        <text:list-item>
          <text:p text:style-name="P4">Balls have an attribute diameter. Balls are moveable and do not allow their color to be changed.</text:p>
        </text:list-item>
        <text:list-item>
          <text:p text:style-name="P4">Top Edges and Bottom Edges are horizontal lines at the position defined by their Y location; Side Edges are vertical lines at the position defined by their X location. Edges an neither chnge location nor color.</text:p>
        </text:list-item>
        <text:list-item>
          <text:p text:style-name="P4">Paddles have attributes width and height, along with Values minX and maxX representing the leftmost and right most allowable positions for the paddle. Paddles also have a mode attribute: they are either in normal mode or random mode. Paddles are positionable and have changeable color.</text:p>
          <text:p text:style-name="P4"/>
        </text:list-item>
        <text:list-item>
          <text:p text:style-name="P4">All classes must be designed and implemented following the guidelines discussed in class:<text:line-break/>+ All data fields must be private.<text:line-break/>+ Accessors/<text:span text:style-name="T2">M</text:span>utators must be provided, but only where the design requires them,<text:line-break/>+ Game world objects may only be manipulated by calling methods in the game world. It is never appropriate for the controller to directly manipulate game world data attributes.</text:p>
          <text:list>
            <text:list-header>
              <text:p text:style-name="P4"/>
            </text:list-header>
          </text:list>
        </text:list-item>
        <text:list-item>
          <text:p text:style-name="P4">The program must handle any situation where the player enters an illegal command – for example, a command to remove a brick when there are no bricks in the world by printing an appropriate condition-specific error message on the console and otherwise simply waiting for a valid command</text:p>
          <text:list>
            <text:list-header>
              <text:p text:style-name="P4"/>
            </text:list-header>
          </text:list>
        </text:list-item>
        <text:list-item>
          <text:p text:style-name="P4">Standard Java conventions must be followed<text:line-break/>+ class names always start with an upper case letter.</text:p>
          <text:p text:style-name="P4">+variable names always start with a lower case letter.</text:p>
          <text:p text:style-name="P4">+ compound parts f compound names are capitalized (e.g., myExampleVariable).<text:line-break/>+ Java interface name should start with the letter “I” (e.g., Isteerable)</text:p>
          <text:list>
            <text:list-header>
              <text:p text:style-name="P4"/>
            </text:list-header>
          </text:list>
        </text:list-item>
        <text:list-item>
          <text:p text:style-name="P4">All game world objects must be stored in a single structure. <text:s/>(Consider Vector)</text:p>
        </text:list-item>
      </text:list>
      <text:p text:style-name="P2"><text:soft-page-break/></text:p>
      <text:p text:style-name="P2">The proceeding paragraphs imply a certain set of associations between classes – and inheritance class hierarchy among game objects, interfaces presented by certain classes (e.g. for changeable color, moveable, and positionable objects), and aggregation associations between objects and where they are held. You must develop a UML Diagram for the relation ships, and implement it in a java program. Appropriate use of encapsulation, inheritance, aggregation, abstract classes and interfaces are important grading criteria.</text:p>
      <text:p text:style-name="P2"/>
      <text:p text:style-name="P2">An important goal for this assignment will be to reorganize your code so that it follows the Model-View-Controller (MVC) architecture. The program must use appropriate interfaces for organizing the required design patterns. In all, the following design patterns should be implemented</text:p>
      <text:p text:style-name="P2"><text:tab/>Observer/Observable – to coordinate changes in the data with various views,</text:p>
      <text:p text:style-name="P2"><text:tab/>Iterator – to walk through all the game objects when necessary,</text:p>
      <text:p text:style-name="P2"><text:tab/>Command – to encapsulate the various commands the player can invoke,</text:p>
      <text:p text:style-name="P2"><text:tab/>Proxy – to insure that views cannot modify the game worl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pitch="variable" style:font-charset="x-symbo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6-06T20:38:37</meta:creation-date>
    <dc:date>2012-07-08T15:32:42</dc:date>
    <meta:editing-duration>PT03H38M10S</meta:editing-duration>
    <meta:editing-cycles>11</meta:editing-cycles>
    <meta:generator>OpenOffice.org/3.2$Linux OpenOffice.org_project/320m19$Build-9505</meta:generator>
    <meta:document-statistic meta:table-count="0" meta:image-count="0" meta:object-count="0" meta:page-count="3" meta:paragraph-count="30" meta:word-count="1387" meta:character-count="8237"/>
  </office:meta>
</office:document-meta>
</file>